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a0844" officeooo:paragraph-rsid="001a0844"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normal" officeooo:rsid="001bb740" officeooo:paragraph-rsid="001bb740"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1bb740" officeooo:paragraph-rsid="002eb75b"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e2979" officeooo:paragraph-rsid="001e2979"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28f192" officeooo:paragraph-rsid="0028f192"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29447d" officeooo:paragraph-rsid="002eb75b"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fo:font-weight="bold" officeooo:rsid="001a0844" officeooo:paragraph-rsid="001a084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29447d" officeooo:paragraph-rsid="0029447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9447d" officeooo:paragraph-rsid="002eb75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2ffd9" officeooo:paragraph-rsid="0032ffd9" style:font-size-asian="14pt" style:font-weight-asian="bold" style:font-size-complex="14pt" style:font-weight-complex="bold"/>
    </style:style>
    <style:style style:name="T1" style:family="text">
      <style:text-properties officeooo:rsid="001e2979"/>
    </style:style>
    <style:style style:name="T2" style:family="text">
      <style:text-properties officeooo:rsid="001ffa70"/>
    </style:style>
    <style:style style:name="T3" style:family="text">
      <style:text-properties officeooo:rsid="0029447d"/>
    </style:style>
    <style:style style:name="T4" style:family="text">
      <style:text-properties officeooo:rsid="002eb75b"/>
    </style:style>
    <style:style style:name="T5" style:family="text">
      <style:text-properties officeooo:rsid="0034db71"/>
    </style:style>
    <style:style style:name="T6" style:family="text">
      <style:text-properties officeooo:rsid="00373a92"/>
    </style:style>
    <style:style style:name="T7" style:family="text">
      <style:text-properties officeooo:rsid="003c4568"/>
    </style:style>
    <style:style style:name="T8" style:family="text">
      <style:text-properties officeooo:rsid="003cd10a"/>
    </style:style>
    <style:style style:name="T9" style:family="text">
      <style:text-properties officeooo:rsid="003e1c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e Study on Different Web Navigation Design</text:p>
      <text:p text:style-name="P7"/>
      <text:p text:style-name="P2"><text:tab/>Web navigation refers to the process of navigating a network of information resources in the world wide web, which organized as hypertext or hypermedia. Web design is the development of a web navigation interface that maximizes usability.</text:p>
      <text:p text:style-name="P2"/>
      <text:p text:style-name="P2"><text:tab/><text:span text:style-name="T1">Navigation can be the focal element of your website that allows your customer to find what they are looking for without unnecessary clicks. It can be simple or complex, multi-level architecture, one set of content for logged-in users and another for logged-out users. </text:span></text:p>
      <text:p text:style-name="P2"/>
      <text:p text:style-name="P2"><text:tab/><text:span text:style-name="T2">Good navigation is consider as the main foundation of an effective website. There are some points to consider when you are navigating. <text:s/>Some of them are navigation planning, user friendly language, usage of web conventions, primary navigation, link the logo back to the home page, responsive navigation, fat footers, sticky navigation, indicate where you are and when to use mega menu.</text:span></text:p>
      <text:p text:style-name="P9"/>
      <text:p text:style-name="P10">Definition of Terms</text:p>
      <text:p text:style-name="P6"><text:tab/>Navigation planning <text:s/>is done through figuring out what kind of features the website offers and the hierarchy in which information should be displayed. </text:p>
      <text:p text:style-name="P6"/>
      <text:p text:style-name="P3"><text:span text:style-name="T3"><text:tab/>User friendly language is essential for the user to interpret and understand what the web do. </text:span></text:p>
      <text:p text:style-name="P3"/>
      <text:p text:style-name="P3"><text:tab/><text:span text:style-name="T4">Don’t re-invent the wheel and use web conventions. Web conventions are the based off ideas that work. <text:s/></text:span></text:p>
      <text:p text:style-name="P3"><text:tab/></text:p>
      <text:p text:style-name="P3"><text:tab/><text:span text:style-name="T5">Link the logo back to the home page. The convention for logo placement is the top left hand corner or centred along the top, it also means to link back to the homepage.</text:span></text:p>
      <text:p text:style-name="P3"/>
      <text:p text:style-name="P3"><text:tab/><text:span text:style-name="T6">Responsive navigation is considered to be one of the best ways to make your website look great on any device. Designing the menu should be clear so that the user don’t get confused on how to navigate. </text:span></text:p>
      <text:p text:style-name="P3"/>
      <text:p text:style-name="P3"><text:tab/><text:span text:style-name="T7">Fat footer contains information listed at the bottom of the page. The footer is also treated as its own section of the <text:s/></text:span></text:p>
      <text:p text:style-name="P8">References</text:p>
      <text:p text:style-name="P4"><text:a xlink:type="simple" xlink:href="http://www.webdesignerdepot.com/2015/06/3-essential-rules-for-effective-navigation-design/" text:style-name="Internet_20_link" text:visited-style-name="Visited_20_Internet_20_Link">ttp://www.webdesignerdepot.com/2015/06/3-essential-rules-for-effective-navigation-design/</text:a> <text:a xlink:type="simple" xlink:href="http://www.webdesignerdepot.com/2015/06/3-essential-rules-for-effective-navigation-design/" text:style-name="Internet_20_link" text:visited-style-name="Visited_20_Internet_20_Link">h</text:a></text:p>
      <text:p text:style-name="P4"/>
      <text:p text:style-name="P5"><text:a xlink:type="simple" xlink:href="https://www.butterfly.com.au/blog/design/10-steps-for-better-website-navigation" text:style-name="Internet_20_link" text:visited-style-name="Visited_20_Internet_20_Link">https://www.butterfly.com.au/blog/design/10-steps-for-better-website-navig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08:51:42.294230869</meta:creation-date>
    <dc:date>2016-11-15T13:25:20.721739801</dc:date>
    <meta:editing-duration>PT1H17M43S</meta:editing-duration>
    <meta:editing-cycles>34</meta:editing-cycles>
    <meta:generator>LibreOffice/5.1.4.2$Linux_X86_64 LibreOffice_project/10m0$Build-2</meta:generator>
    <meta:document-statistic meta:table-count="0" meta:image-count="0" meta:object-count="0" meta:page-count="1" meta:paragraph-count="15" meta:word-count="303" meta:character-count="1983" meta:non-whitespace-character-count="1673"/>
  </office:meta>
</office:document-meta>
</file>